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  <style:style style:name="ce5" style:family="table-cell" style:parent-style-name="Default"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office:value-type="string" calcext:value-type="string">
            <text:p>Partial</text:p>
          </table:table-cell>
          <table:table-cell table:style-name="ce4" table:number-columns-repeated="2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19:54:59.094247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10T21:51:22.404768556</dc:date>
    <meta:editing-duration>PT2H25M24S</meta:editing-duration>
    <meta:editing-cycles>22</meta:editing-cycles>
    <meta:document-statistic meta:table-count="1" meta:cell-count="89" meta:object-count="0"/>
  </office:meta>
</office:document-meta>
</file>